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088000000101D392C3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12.5pt" style:font-size-asian="12.5pt" style:font-size-complex="12.5pt"/>
    </style:style>
    <style:style style:name="P2" style:family="paragraph">
      <style:paragraph-properties fo:text-align="center"/>
      <style:text-properties fo:color="#ffffff" fo:font-family="Eurostile-Normal" style:font-pitch="variable" fo:font-size="12.5pt" fo:font-weight="normal" style:font-size-asian="12.5pt" style:font-weight-asian="normal" style:font-size-complex="12.5pt" style:font-weight-complex="normal"/>
    </style:style>
    <style:style style:name="P3" style:family="paragraph">
      <style:text-properties fo:color="#ffffff" fo:font-size="11pt" fo:text-shadow="none" fo:font-weight="bold" style:font-size-asian="11pt" style:font-weight-asian="bold" style:font-size-complex="11pt" style:font-weight-complex="bold"/>
    </style:style>
    <style:style style:name="T1" style:family="text">
      <style:text-properties fo:color="#ffffff" fo:font-family="Eurostile-Normal" style:font-pitch="variable" fo:font-size="12.5pt" fo:font-weight="normal" style:font-size-asian="12.5pt" style:font-weight-asian="normal" style:font-size-complex="12.5pt" style:font-weight-complex="normal"/>
    </style:style>
    <style:style style:name="T2" style:family="text">
      <style:text-properties fo:color="#ffffff" fo:font-size="11pt" fo:text-shadow="none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.151cm" svg:height="0.422cm" svg:x="12.349cm" svg:y="10.373cm">
          <draw:image xlink:href="Pictures/1000000000000088000000101D392C36.gif" xlink:type="simple" xlink:show="embed" xlink:actuate="onLoad">
            <text:p text:style-name="P1"><text:span text:style-name="T1">Software</text:span></text:p>
          </draw:image>
        </draw:frame>
        <draw:frame draw:style-name="gr2" draw:text-style-name="P3" draw:layer="layout" svg:width="0.5cm" svg:height="0.8cm" svg:x="14.2cm" svg:y="10.2cm">
          <draw:text-box>
            <text:p><text:span text:style-name="T2">|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ri Deevi</meta:initial-creator>
    <meta:creation-date>2011-10-10T17:13:41</meta:creation-date>
    <meta:editing-duration>PT01H44M04S</meta:editing-duration>
    <meta:editing-cycles>17</meta:editing-cycles>
    <dc:date>2011-10-11T13:58:02</dc:date>
    <dc:creator>Sri Deevi</dc:creator>
    <meta:generator>OpenOffice.org/3.2$Unix OpenOffice.org_project/320m12$Build-9483</meta:generator>
    <meta:document-statistic meta:object-count="25"/>
  </office:meta>
</office:document-meta>
</file>